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2cm" draw:z-index="0"><draw:image xlink:href="../../odt/images/012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Минимум по входа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349cm" draw:z-index="0"><draw:image xlink:href="../../odt/images/012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производит поэлементное вычисление минимального или максимального из текущих входных значений:</text:span></text:p>
            <text:p text:style-name="P4"><text:span text:style-name="T2"><draw:frame draw:style-name="fr3" draw:name="Объект1" text:anchor-type="as-char" svg:width="6.428cm" svg:height="0.68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или </text:span><text:span text:style-name="T3"><draw:frame draw:style-name="fr3" draw:name="Object1" text:anchor-type="as-char" svg:width="6.523cm" svg:height="0.686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,</text:span></text:p>
            <text:p text:style-name="Text_20_body"><text:span text:style-name="T3">г</text:span><text:span text:style-name="T2">де </text:span><text:span text:style-name="T2"><draw:frame draw:style-name="fr3" draw:name="Объект2" text:anchor-type="as-char" svg:width="0.36cm" svg:height="0.549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 – номер элемент</text:span><text:span text:style-name="T3">а</text:span><text:span text:style-name="T2"> вектора,</text:span><text:span text:style-name="T2"><draw:frame draw:style-name="fr3" draw:name="Объект3" text:anchor-type="as-char" svg:width="1.201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– первый входной вектор,</text:span><text:span text:style-name="T2"><draw:frame draw:style-name="fr3" draw:name="Объект4" text:anchor-type="as-char" svg:width="1.214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– второй входной вектор,</text:span><text:span text:style-name="T2"><draw:frame draw:style-name="fr3" draw:name="Объект5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2">– выходной вектор.</text:span></text:p>
            <text:p text:style-name="Text_20_body"><text:span text:style-name="T4">Свойства</text:span>:</text:p>
            <text:list xml:id="list7327143060113352309" text:style-name="L1">
              <text:list-item>
                <text:p text:style-name="P5">Количество портов – количество входных портов блока;</text:p>
              </text:list-item>
              <text:list-item>
                <text:p text:style-name="P5">Тип операции – тип операции: минимум или максимум.</text:p>
              </text:list-item>
            </text:list>
            <text:p text:style-name="Text_20_body"><text:span text:style-name="T5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ходам</dc:title>
    <dc:date>2012-03-30T15:49:39.06</dc:date>
    <meta:generator>OpenOffice_Beta/4.1.0$Win32 OpenOffice.org_project/410m14$Build-9760</meta:generator>
    <meta:editing-duration>PT2H4M43S</meta:editing-duration>
    <meta:editing-cycles>66</meta:editing-cycles>
    <meta:document-statistic meta:table-count="1" meta:image-count="2" meta:object-count="6" meta:page-count="1" meta:paragraph-count="13" meta:word-count="77" meta:character-count="538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in left ( u_{1,i}(t), ~ u_{2,i}(t), ~ ... right 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4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ax left ( u_{1,i}(t), ~ u_{2,i}(t), ~ ... right )</annotation>
  </semantics>
</math>
</file>